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462cm"/>
    </style:style>
    <style:style style:name="co10" style:family="table-column">
      <style:table-column-properties fo:break-before="auto" style:column-width="2.295cm"/>
    </style:style>
    <style:style style:name="co11" style:family="table-column">
      <style:table-column-properties fo:break-before="auto" style:column-width="8.199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9.409cm"/>
    </style:style>
    <style:style style:name="co14" style:family="table-column">
      <style:table-column-properties fo:break-before="auto" style:column-width="3.73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6-22T01:10:42.77">
            <text:p>2021/6/22 1:10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1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2T01:10:42.8">
            <text:p>2021/6/22 1:10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2T01:10:42.8">
            <text:p>2021/6/22 1:10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4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3" table:default-cell-style-name="ce17"/>
        <table:table-column table:style-name="co4" table:number-columns-repeated="2" table:default-cell-style-name="ce19"/>
        <table:table-column table:style-name="co9" table:default-cell-style-name="ce20"/>
        <table:table-column table:style-name="co1" table:default-cell-style-name="ce22"/>
        <table:table-column table:style-name="co1" table:default-cell-style-name="ce23"/>
        <table:table-column table:style-name="co1" table:number-columns-repeated="2" table:default-cell-style-name="ce22"/>
        <table:table-column table:style-name="co10" table:default-cell-style-name="ce26"/>
        <table:table-column table:style-name="co6" table:number-columns-repeated="3" table:default-cell-style-name="ce17"/>
        <table:table-column table:style-name="co7" table:number-columns-repeated="3" table:default-cell-style-name="ce26"/>
        <table:table-column table:style-name="co11" table:default-cell-style-name="ce27"/>
        <table:table-column table:style-name="co1" table:default-cell-style-name="ce27"/>
        <table:table-column table:style-name="co1" table:default-cell-style-name="ce16"/>
        <table:table-row table:style-name="ro2">
          <table:table-cell table:style-name="ce4" table:formula="of:=CONCATENATE(&quot;sn(&quot;;MAX([.A2:.A50]);&quot;)&quot;;&quot;/&quot;;&quot;sn(&quot;;MAX([.A23:.A50]);&quot;)&quot;)" office:value-type="string" office:string-value="sn(43)/sn(43)">
            <text:p>sn(43)/sn(43)</text:p>
          </table:table-cell>
          <table:table-cell table:style-name="ce4" table:number-columns-repeated="3"/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>
            <text:p>맛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J1]" office:value-type="float" office:value="1">
            <text:p>1</text:p>
          </table:table-cell>
          <table:table-cell table:style-name="ce4" table:formula="of:=[.K1]" office:value-type="float" office:value="2">
            <text:p>2</text:p>
          </table:table-cell>
          <table:table-cell table:style-name="ce4" table:formula="of:=[.L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2];&quot;-&quot;;[.F2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B">
            <text:p>B</text:p>
          </table:table-cell>
          <table:table-cell table:formula="of:=RIGHT([.E2];1)" office:value-type="string" office:string-value="B">
            <text:p>B</text:p>
          </table:table-cell>
          <table:table-cell table:formula="of:=VLOOKUP([.J2];entries_item_list_3;2)" office:value-type="string" office:string-value="スペアミント">
            <text:p>スペアミント</text:p>
          </table:table-cell>
          <table:table-cell table:formula="of:=VLOOKUP([.K2];entries_item_list_3;2)" office:value-type="string" office:string-value="ローズマリー">
            <text:p>ローズマリー</text:p>
          </table:table-cell>
          <table:table-cell table:formula="of:=VLOOKUP([.L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3];&quot;-&quot;;[.F3])" office:value-type="string" office:string-value="AB-1:1">
            <text:p>AB-1:1</text:p>
          </table:table-cell>
          <table:table-cell office:value-type="string">
            <text:p>?</text:p>
          </table:table-cell>
          <table:table-cell table:formula="of:=VLOOKUP([.H3];entries_item_list_3;2)" office:value-type="float" office:value="0">
            <text:p>#N/A</text:p>
          </table:table-cell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formula="of:=VLOOKUP([.K3];entries_item_list_3;2)" office:value-type="string" office:string-value="ローズマリー">
            <text:p>ローズマリー</text:p>
          </table:table-cell>
          <table:table-cell table:formula="of:=VLOOKUP([.L3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table:formula="of:=CONCATENATE([.E4];&quot;-&quot;;[.F4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4];entries_item_list_3;2)" office:value-type="string" office:string-value="スペアミント">
            <text:p>スペアミント</text:p>
          </table:table-cell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J4];entries_item_list_3;2)" office:value-type="string" office:string-value="スペアミント">
            <text:p>スペアミント</text:p>
          </table:table-cell>
          <table:table-cell table:formula="of:=VLOOKUP([.K4];entries_item_list_3;2)" office:value-type="string" office:string-value="ローズマリー">
            <text:p>ローズマリー</text:p>
          </table:table-cell>
          <table:table-cell table:formula="of:=VLOOKUP([.L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5];&quot;-&quot;;[.F5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5];entries_item_list_3;2)" office:value-type="string" office:string-value="スペアミント">
            <text:p>スペアミント</text:p>
          </table:table-cell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formula="of:=VLOOKUP([.K5];entries_item_list_3;2)" office:value-type="string" office:string-value="ローズマリー">
            <text:p>ローズマリー</text:p>
          </table:table-cell>
          <table:table-cell table:formula="of:=VLOOKUP([.L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6];&quot;-&quot;;[.F6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6];entries_item_list_3;2)" office:value-type="string" office:string-value="スペアミント">
            <text:p>スペアミント</text:p>
          </table:table-cell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formula="of:=VLOOKUP([.K6];entries_item_list_3;2)" office:value-type="string" office:string-value="ローズマリー">
            <text:p>ローズマリー</text:p>
          </table:table-cell>
          <table:table-cell table:formula="of:=VLOOKUP([.L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table:formula="of:=CONCATENATE([.E7];&quot;-&quot;;[.F7])" office:value-type="string" office:string-value="AB-1:1">
            <text:p>AB-1:1</text:p>
          </table:table-cell>
          <table:table-cell office:value-type="string">
            <text:p>A</text:p>
          </table:table-cell>
          <table:table-cell table:formula="of:=VLOOKUP([.H7];entries_item_list_3;2)" office:value-type="string" office:string-value="スペアミント">
            <text:p>スペアミント</text:p>
          </table:table-cell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J7];entries_item_list_3;2)" office:value-type="string" office:string-value="スペアミント">
            <text:p>スペアミント</text:p>
          </table:table-cell>
          <table:table-cell table:formula="of:=VLOOKUP([.K7];entries_item_list_3;2)" office:value-type="string" office:string-value="ローズマリー">
            <text:p>ローズマリー</text:p>
          </table:table-cell>
          <table:table-cell table:formula="of:=VLOOKUP([.L7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table:formula="of:=CONCATENATE([.E8];&quot;-&quot;;[.F8])" office:value-type="string" office:string-value="AB-1:2">
            <text:p>AB-1:2</text:p>
          </table:table-cell>
          <table:table-cell office:value-type="string">
            <text:p>B</text:p>
          </table:table-cell>
          <table:table-cell table:formula="of:=VLOOKUP([.H8];entries_item_list_3;2)" office:value-type="string" office:string-value="ローズマリー">
            <text:p>ローズマリー</text:p>
          </table:table-cell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formula="of:=VLOOKUP([.K8];entries_item_list_3;2)" office:value-type="string" office:string-value="ローズマリー">
            <text:p>ローズマリー</text:p>
          </table:table-cell>
          <table:table-cell table:formula="of:=VLOOKUP([.L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table:formula="of:=CONCATENATE([.E9];&quot;-&quot;;[.F9])" office:value-type="string" office:string-value="AB-2:1">
            <text:p>AB-2:1</text:p>
          </table:table-cell>
          <table:table-cell table:formula="of:=[.J9]" office:value-type="string" office:string-value="A">
            <text:p>A</text:p>
          </table:table-cell>
          <table:table-cell table:formula="of:=VLOOKUP([.H9];entries_item_list_3;2)" office:value-type="string" office:string-value="スペアミント">
            <text:p>スペアミント</text:p>
          </table:table-cell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J9];entries_item_list_3;2)" office:value-type="string" office:string-value="スペアミント">
            <text:p>スペアミント</text:p>
          </table:table-cell>
          <table:table-cell table:formula="of:=VLOOKUP([.K9];entries_item_list_3;2)" office:value-type="string" office:string-value="ローズマリー">
            <text:p>ローズマリー</text:p>
          </table:table-cell>
          <table:table-cell table:formula="of:=VLOOKUP([.L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table:formula="of:=CONCATENATE([.E10];&quot;-&quot;;[.F10])" office:value-type="string" office:string-value="AB-2:1">
            <text:p>AB-2:1</text:p>
          </table:table-cell>
          <table:table-cell office:value-type="string">
            <text:p>A</text:p>
          </table:table-cell>
          <table:table-cell table:formula="of:=VLOOKUP([.H10];entries_item_list_3;2)" office:value-type="string" office:string-value="スペアミント">
            <text:p>スペアミント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J10];entries_item_list_3;2)" office:value-type="string" office:string-value="スペアミント">
            <text:p>スペアミント</text:p>
          </table:table-cell>
          <table:table-cell table:formula="of:=VLOOKUP([.K10];entries_item_list_3;2)" office:value-type="string" office:string-value="ローズマリー">
            <text:p>ローズマリー</text:p>
          </table:table-cell>
          <table:table-cell table:formula="of:=VLOOKUP([.L10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table:formula="of:=CONCATENATE([.E11];&quot;-&quot;;[.F11])" office:value-type="string" office:string-value="ABC-1:1:1">
            <text:p>ABC-1:1:1</text:p>
          </table:table-cell>
          <table:table-cell office:value-type="string">
            <text:p>C</text:p>
          </table:table-cell>
          <table:table-cell table:formula="of:=VLOOKUP([.H11];entries_item_list_3;2)" office:value-type="string" office:string-value="オオバ">
            <text:p>オオバ</text:p>
          </table:table-cell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C">
            <text:p>C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formula="of:=VLOOKUP([.K11];entries_item_list_3;2)" office:value-type="string" office:string-value="ローズマリー">
            <text:p>ローズマリー</text:p>
          </table:table-cell>
          <table:table-cell table:formula="of:=VLOOKUP([.L11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table:formula="of:=CONCATENATE([.E12];&quot;-&quot;;[.F12])" office:value-type="string" office:string-value="AC-1:1">
            <text:p>AC-1:1</text:p>
          </table:table-cell>
          <table:table-cell office:value-type="string">
            <text:p>C</text:p>
          </table:table-cell>
          <table:table-cell table:formula="of:=VLOOKUP([.H12];entries_item_list_3;2)" office:value-type="string" office:string-value="オオバ">
            <text:p>オオバ</text:p>
          </table:table-cell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C">
            <text:p>C</text:p>
          </table:table-cell>
          <table:table-cell table:formula="of:=RIGHT([.E12];1)" office:value-type="string" office:string-value="C">
            <text:p>C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formula="of:=VLOOKUP([.K12];entries_item_list_3;2)" office:value-type="string" office:string-value="オオバ">
            <text:p>オオバ</text:p>
          </table:table-cell>
          <table:table-cell table:formula="of:=VLOOKUP([.L12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table:formula="of:=CONCATENATE([.E13];&quot;-&quot;;[.F13])" office:value-type="string" office:string-value="AC-2:1">
            <text:p>AC-2:1</text:p>
          </table:table-cell>
          <table:table-cell office:value-type="string">
            <text:p>A</text:p>
          </table:table-cell>
          <table:table-cell table:formula="of:=VLOOKUP([.H13];entries_item_list_3;2)" office:value-type="string" office:string-value="スペアミント">
            <text:p>スペアミント</text:p>
          </table:table-cell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C">
            <text:p>C</text:p>
          </table:table-cell>
          <table:table-cell table:formula="of:=RIGHT([.E13];1)" office:value-type="string" office:string-value="C">
            <text:p>C</text:p>
          </table:table-cell>
          <table:table-cell table:formula="of:=VLOOKUP([.J13];entries_item_list_3;2)" office:value-type="string" office:string-value="スペアミント">
            <text:p>スペアミント</text:p>
          </table:table-cell>
          <table:table-cell table:formula="of:=VLOOKUP([.K13];entries_item_list_3;2)" office:value-type="string" office:string-value="オオバ">
            <text:p>オオバ</text:p>
          </table:table-cell>
          <table:table-cell table:formula="of:=VLOOKUP([.L13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table:formula="of:=CONCATENATE([.E14];&quot;-&quot;;[.F14])" office:value-type="string" office:string-value="AC-2:1">
            <text:p>AC-2:1</text:p>
          </table:table-cell>
          <table:table-cell table:formula="of:=[.L14]" office:value-type="string" office:string-value="C">
            <text:p>C</text:p>
          </table:table-cell>
          <table:table-cell table:formula="of:=VLOOKUP([.H14];entries_item_list_3;2)" office:value-type="string" office:string-value="オオバ">
            <text:p>オオバ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C">
            <text:p>C</text:p>
          </table:table-cell>
          <table:table-cell table:formula="of:=RIGHT([.E14];1)" office:value-type="string" office:string-value="C">
            <text:p>C</text:p>
          </table:table-cell>
          <table:table-cell table:formula="of:=VLOOKUP([.J14];entries_item_list_3;2)" office:value-type="string" office:string-value="スペアミント">
            <text:p>スペアミント</text:p>
          </table:table-cell>
          <table:table-cell table:formula="of:=VLOOKUP([.K14];entries_item_list_3;2)" office:value-type="string" office:string-value="オオバ">
            <text:p>オオバ</text:p>
          </table:table-cell>
          <table:table-cell table:formula="of:=VLOOKUP([.L1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table:formula="of:=CONCATENATE([.E15];&quot;-&quot;;[.F15])" office:value-type="string" office:string-value="AD-1:1">
            <text:p>AD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D">
            <text:p>D</text:p>
          </table:table-cell>
          <table:table-cell table:formula="of:=RIGHT([.E15];1)" office:value-type="string" office:string-value="D">
            <text:p>D</text:p>
          </table:table-cell>
          <table:table-cell table:formula="of:=VLOOKUP([.J15];entries_item_list_3;2)" office:value-type="string" office:string-value="スペアミント">
            <text:p>スペアミント</text:p>
          </table:table-cell>
          <table:table-cell table:formula="of:=VLOOKUP([.K15];entries_item_list_3;2)" office:value-type="string" office:string-value="赤紫蘇">
            <text:p>赤紫蘇</text:p>
          </table:table-cell>
          <table:table-cell table:formula="of:=VLOOKUP([.L15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6];&quot;-&quot;;[.F16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16];entries_item_list_3;2)" office:value-type="string" office:string-value="赤紫蘇">
            <text:p>赤紫蘇</text:p>
          </table:table-cell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D">
            <text:p>D</text:p>
          </table:table-cell>
          <table:table-cell table:formula="of:=RIGHT([.E16];1)" office:value-type="string" office:string-value="D">
            <text:p>D</text:p>
          </table:table-cell>
          <table:table-cell table:formula="of:=VLOOKUP([.J16];entries_item_list_3;2)" office:value-type="string" office:string-value="スペアミント">
            <text:p>スペアミント</text:p>
          </table:table-cell>
          <table:table-cell table:formula="of:=VLOOKUP([.K16];entries_item_list_3;2)" office:value-type="string" office:string-value="赤紫蘇">
            <text:p>赤紫蘇</text:p>
          </table:table-cell>
          <table:table-cell table:formula="of:=VLOOKUP([.L16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16]+1" office:value-type="float" office:value="22">
            <text:p>22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6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17];&quot;-&quot;;[.F17])" office:value-type="string" office:string-value="AD-1:2">
            <text:p>AD-1:2</text:p>
          </table:table-cell>
          <table:table-cell office:value-type="string">
            <text:p>D</text:p>
          </table:table-cell>
          <table:table-cell table:formula="of:=VLOOKUP([.H17];entries_item_list_3;2)" office:value-type="string" office:string-value="赤紫蘇">
            <text:p>赤紫蘇</text:p>
          </table:table-cell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D">
            <text:p>D</text:p>
          </table:table-cell>
          <table:table-cell table:formula="of:=RIGHT([.E17];1)" office:value-type="string" office:string-value="D">
            <text:p>D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formula="of:=VLOOKUP([.K17];entries_item_list_3;2)" office:value-type="string" office:string-value="赤紫蘇">
            <text:p>赤紫蘇</text:p>
          </table:table-cell>
          <table:table-cell table:formula="of:=VLOOKUP([.L17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18];&quot;-&quot;;[.F18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G">
            <text:p>G</text:p>
          </table:table-cell>
          <table:table-cell table:formula="of:=RIGHT([.E18];1)" office:value-type="string" office:string-value="G">
            <text:p>G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formula="of:=VLOOKUP([.K18];entries_item_list_3;2)" office:value-type="string" office:string-value="セージ">
            <text:p>セージ</text:p>
          </table:table-cell>
          <table:table-cell table:formula="of:=VLOOKUP([.L18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18]+1" office:value-type="float" office:value="30">
            <text:p>30</text:p>
          </table:table-cell>
          <table:table-cell office:value-type="date" office:date-value="2021-06-21T00:37:40.949999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18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19];&quot;-&quot;;[.F19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19];entries_item_list_3;2)" office:value-type="string" office:string-value="スペアミント">
            <text:p>スペアミント</text:p>
          </table:table-cell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G">
            <text:p>G</text:p>
          </table:table-cell>
          <table:table-cell table:formula="of:=RIGHT([.E19];1)" office:value-type="string" office:string-value="G">
            <text:p>G</text:p>
          </table:table-cell>
          <table:table-cell table:formula="of:=VLOOKUP([.J19];entries_item_list_3;2)" office:value-type="string" office:string-value="スペアミント">
            <text:p>スペアミント</text:p>
          </table:table-cell>
          <table:table-cell table:formula="of:=VLOOKUP([.K19];entries_item_list_3;2)" office:value-type="string" office:string-value="セージ">
            <text:p>セージ</text:p>
          </table:table-cell>
          <table:table-cell table:formula="of:=VLOOKUP([.L1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19]+1" office:value-type="float" office:value="31">
            <text:p>31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19]+1" office:value-type="float" office:value="2">
            <text:p>2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20];&quot;-&quot;;[.F20])" office:value-type="string" office:string-value="AH-1:2">
            <text:p>AH-1:2</text:p>
          </table:table-cell>
          <table:table-cell office:value-type="string">
            <text:p>H</text:p>
          </table:table-cell>
          <table:table-cell table:formula="of:=VLOOKUP([.H20];entries_item_list_3;2)" office:value-type="string" office:string-value="チャービル">
            <text:p>チャービル</text:p>
          </table:table-cell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H">
            <text:p>H</text:p>
          </table:table-cell>
          <table:table-cell table:formula="of:=RIGHT([.E20];1)" office:value-type="string" office:string-value="H">
            <text:p>H</text:p>
          </table:table-cell>
          <table:table-cell table:formula="of:=VLOOKUP([.J20];entries_item_list_3;2)" office:value-type="string" office:string-value="スペアミント">
            <text:p>スペアミント</text:p>
          </table:table-cell>
          <table:table-cell table:formula="of:=VLOOKUP([.K20];entries_item_list_3;2)" office:value-type="string" office:string-value="チャービル">
            <text:p>チャービル</text:p>
          </table:table-cell>
          <table:table-cell table:formula="of:=VLOOKUP([.L20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21];&quot;-&quot;;[.F21])" office:value-type="string" office:string-value="AX-1:1">
            <text:p>AX-1:1</text:p>
          </table:table-cell>
          <table:table-cell/>
          <table:table-cell table:formula="of:=VLOOKUP([.H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X">
            <text:p>X</text:p>
          </table:table-cell>
          <table:table-cell table:formula="of:=RIGHT([.E21];1)" office:value-type="string" office:string-value="X">
            <text:p>X</text:p>
          </table:table-cell>
          <table:table-cell table:formula="of:=VLOOKUP([.J21];entries_item_list_3;2)" office:value-type="string" office:string-value="スペアミント">
            <text:p>スペアミント</text:p>
          </table:table-cell>
          <table:table-cell table:formula="of:=VLOOKUP([.K21];entries_item_list_3;2)" office:value-type="string" office:string-value="焼酎">
            <text:p>焼酎</text:p>
          </table:table-cell>
          <table:table-cell table:formula="of:=VLOOKUP([.L21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table:formula="of:=CONCATENATE([.E22];&quot;-&quot;;[.F22])" office:value-type="string" office:string-value="AX-1:1">
            <text:p>AX-1:1</text:p>
          </table:table-cell>
          <table:table-cell/>
          <table:table-cell table:formula="of:=VLOOKUP([.H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X">
            <text:p>X</text:p>
          </table:table-cell>
          <table:table-cell table:formula="of:=RIGHT([.E22];1)" office:value-type="string" office:string-value="X">
            <text:p>X</text:p>
          </table:table-cell>
          <table:table-cell table:formula="of:=VLOOKUP([.J22];entries_item_list_3;2)" office:value-type="string" office:string-value="スペアミント">
            <text:p>スペアミント</text:p>
          </table:table-cell>
          <table:table-cell table:formula="of:=VLOOKUP([.K22];entries_item_list_3;2)" office:value-type="string" office:string-value="焼酎">
            <text:p>焼酎</text:p>
          </table:table-cell>
          <table:table-cell table:formula="of:=VLOOKUP([.L22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table:formula="of:=CONCATENATE([.E23];&quot;-&quot;;[.F23])" office:value-type="string" office:string-value="AX-1:2">
            <text:p>AX-1:2</text:p>
          </table:table-cell>
          <table:table-cell/>
          <table:table-cell table:formula="of:=VLOOKUP([.H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X">
            <text:p>X</text:p>
          </table:table-cell>
          <table:table-cell table:formula="of:=RIGHT([.E23];1)" office:value-type="string" office:string-value="X">
            <text:p>X</text:p>
          </table:table-cell>
          <table:table-cell table:formula="of:=VLOOKUP([.J23];entries_item_list_3;2)" office:value-type="string" office:string-value="スペアミント">
            <text:p>スペアミント</text:p>
          </table:table-cell>
          <table:table-cell table:formula="of:=VLOOKUP([.K23];entries_item_list_3;2)" office:value-type="string" office:string-value="焼酎">
            <text:p>焼酎</text:p>
          </table:table-cell>
          <table:table-cell table:formula="of:=VLOOKUP([.L23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table:formula="of:=CONCATENATE([.E24];&quot;-&quot;;[.F24])" office:value-type="string" office:string-value="BC-1:1">
            <text:p>BC-1:1</text:p>
          </table:table-cell>
          <table:table-cell office:value-type="string">
            <text:p>B</text:p>
          </table:table-cell>
          <table:table-cell table:formula="of:=VLOOKUP([.H24];entries_item_list_3;2)" office:value-type="string" office:string-value="ローズマリー">
            <text:p>ローズマリー</text:p>
          </table:table-cell>
          <table:table-cell table:formula="of:=LEFT([.E24];1)" office:value-type="string" office:string-value="B">
            <text:p>B</text:p>
          </table:table-cell>
          <table:table-cell table:formula="of:=MID([.E24];2;1)" office:value-type="string" office:string-value="C">
            <text:p>C</text:p>
          </table:table-cell>
          <table:table-cell table:formula="of:=RIGHT([.E24];1)" office:value-type="string" office:string-value="C">
            <text:p>C</text:p>
          </table:table-cell>
          <table:table-cell table:formula="of:=VLOOKUP([.J24];entries_item_list_3;2)" office:value-type="string" office:string-value="ローズマリー">
            <text:p>ローズマリー</text:p>
          </table:table-cell>
          <table:table-cell table:formula="of:=VLOOKUP([.K24];entries_item_list_3;2)" office:value-type="string" office:string-value="オオバ">
            <text:p>オオバ</text:p>
          </table:table-cell>
          <table:table-cell table:formula="of:=VLOOKUP([.L2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table:formula="of:=CONCATENATE([.E25];&quot;-&quot;;[.F25])" office:value-type="string" office:string-value="BC-2:1">
            <text:p>BC-2:1</text:p>
          </table:table-cell>
          <table:table-cell table:formula="of:=[.J25]" office:value-type="string" office:string-value="B">
            <text:p>B</text:p>
          </table:table-cell>
          <table:table-cell table:formula="of:=VLOOKUP([.H25];entries_item_list_3;2)" office:value-type="string" office:string-value="ローズマリー">
            <text:p>ローズマリー</text:p>
          </table:table-cell>
          <table:table-cell table:formula="of:=LEFT([.E25];1)" office:value-type="string" office:string-value="B">
            <text:p>B</text:p>
          </table:table-cell>
          <table:table-cell table:formula="of:=MID([.E25];2;1)" office:value-type="string" office:string-value="C">
            <text:p>C</text:p>
          </table:table-cell>
          <table:table-cell table:formula="of:=RIGHT([.E25];1)" office:value-type="string" office:string-value="C">
            <text:p>C</text:p>
          </table:table-cell>
          <table:table-cell table:formula="of:=VLOOKUP([.J25];entries_item_list_3;2)" office:value-type="string" office:string-value="ローズマリー">
            <text:p>ローズマリー</text:p>
          </table:table-cell>
          <table:table-cell table:formula="of:=VLOOKUP([.K25];entries_item_list_3;2)" office:value-type="string" office:string-value="オオバ">
            <text:p>オオバ</text:p>
          </table:table-cell>
          <table:table-cell table:formula="of:=VLOOKUP([.L2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26];&quot;-&quot;;[.F26])" office:value-type="string" office:string-value="BD-1:2">
            <text:p>BD-1:2</text:p>
          </table:table-cell>
          <table:table-cell office:value-type="string">
            <text:p>B</text:p>
          </table:table-cell>
          <table:table-cell table:formula="of:=VLOOKUP([.H26];entries_item_list_3;2)" office:value-type="string" office:string-value="ローズマリー">
            <text:p>ローズマリー</text:p>
          </table:table-cell>
          <table:table-cell table:formula="of:=LEFT([.E26];1)" office:value-type="string" office:string-value="B">
            <text:p>B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J26];entries_item_list_3;2)" office:value-type="string" office:string-value="ローズマリー">
            <text:p>ローズマリー</text:p>
          </table:table-cell>
          <table:table-cell table:formula="of:=VLOOKUP([.K26];entries_item_list_3;2)" office:value-type="string" office:string-value="赤紫蘇">
            <text:p>赤紫蘇</text:p>
          </table:table-cell>
          <table:table-cell table:formula="of:=VLOOKUP([.L26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6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E27];&quot;-&quot;;[.F27])" office:value-type="string" office:string-value="BD-1:2">
            <text:p>BD-1:2</text:p>
          </table:table-cell>
          <table:table-cell office:value-type="string">
            <text:p>D</text:p>
          </table:table-cell>
          <table:table-cell table:formula="of:=VLOOKUP([.H27];entries_item_list_3;2)" office:value-type="string" office:string-value="赤紫蘇">
            <text:p>赤紫蘇</text:p>
          </table:table-cell>
          <table:table-cell table:formula="of:=LEFT([.E27];1)" office:value-type="string" office:string-value="B">
            <text:p>B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J27];entries_item_list_3;2)" office:value-type="string" office:string-value="ローズマリー">
            <text:p>ローズマリー</text:p>
          </table:table-cell>
          <table:table-cell table:formula="of:=VLOOKUP([.K27];entries_item_list_3;2)" office:value-type="string" office:string-value="赤紫蘇">
            <text:p>赤紫蘇</text:p>
          </table:table-cell>
          <table:table-cell table:formula="of:=VLOOKUP([.L27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table:formula="of:=CONCATENATE([.E28];&quot;-&quot;;[.F28])" office:value-type="string" office:string-value="BX-1:2">
            <text:p>BX-1:2</text:p>
          </table:table-cell>
          <table:table-cell/>
          <table:table-cell table:formula="of:=VLOOKUP([.H28];entries_item_list_3;2)" office:value-type="float" office:value="0">
            <text:p>#N/A</text:p>
          </table:table-cell>
          <table:table-cell table:formula="of:=LEFT([.E28];1)" office:value-type="string" office:string-value="B">
            <text:p>B</text:p>
          </table:table-cell>
          <table:table-cell table:formula="of:=MID([.E28];2;1)" office:value-type="string" office:string-value="X">
            <text:p>X</text:p>
          </table:table-cell>
          <table:table-cell table:formula="of:=RIGHT([.E28];1)" office:value-type="string" office:string-value="X">
            <text:p>X</text:p>
          </table:table-cell>
          <table:table-cell table:formula="of:=VLOOKUP([.J28];entries_item_list_3;2)" office:value-type="string" office:string-value="ローズマリー">
            <text:p>ローズマリー</text:p>
          </table:table-cell>
          <table:table-cell table:formula="of:=VLOOKUP([.K28];entries_item_list_3;2)" office:value-type="string" office:string-value="焼酎">
            <text:p>焼酎</text:p>
          </table:table-cell>
          <table:table-cell table:formula="of:=VLOOKUP([.L28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29];&quot;-&quot;;[.F29])" office:value-type="string" office:string-value="D-3">
            <text:p>D-3</text:p>
          </table:table-cell>
          <table:table-cell office:value-type="string">
            <text:p>D</text:p>
          </table:table-cell>
          <table:table-cell table:formula="of:=VLOOKUP([.H29];entries_item_list_3;2)" office:value-type="string" office:string-value="赤紫蘇">
            <text:p>赤紫蘇</text:p>
          </table:table-cell>
          <table:table-cell table:formula="of:=LEFT([.E29];1)" office:value-type="string" office:string-value="D">
            <text:p>D</text:p>
          </table:table-cell>
          <table:table-cell table:formula="of:=MID([.E29];2;1)">
            <text:p/>
          </table:table-cell>
          <table:table-cell table:formula="of:=RIGHT([.E29];1)" office:value-type="string" office:string-value="D">
            <text:p>D</text:p>
          </table:table-cell>
          <table:table-cell table:formula="of:=VLOOKUP([.J29];entries_item_list_3;2)" office:value-type="string" office:string-value="赤紫蘇">
            <text:p>赤紫蘇</text:p>
          </table:table-cell>
          <table:table-cell table:formula="of:=VLOOKUP([.K29];entries_item_list_3;2)" office:value-type="float" office:value="0">
            <text:p>#N/A</text:p>
          </table:table-cell>
          <table:table-cell table:formula="of:=VLOOKUP([.L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table:formula="of:=CONCATENATE([.E30];&quot;-&quot;;[.F30])" office:value-type="string" office:string-value="DE-2:1">
            <text:p>DE-2:1</text:p>
          </table:table-cell>
          <table:table-cell office:value-type="string">
            <text:p>?</text:p>
          </table:table-cell>
          <table:table-cell table:formula="of:=VLOOKUP([.H30];entries_item_list_3;2)" office:value-type="float" office:value="0">
            <text:p>#N/A</text:p>
          </table:table-cell>
          <table:table-cell table:formula="of:=LEFT([.E30];1)" office:value-type="string" office:string-value="D">
            <text:p>D</text:p>
          </table:table-cell>
          <table:table-cell table:formula="of:=MID([.E30];2;1)" office:value-type="string" office:string-value="E">
            <text:p>E</text:p>
          </table:table-cell>
          <table:table-cell table:formula="of:=RIGHT([.E30];1)" office:value-type="string" office:string-value="E">
            <text:p>E</text:p>
          </table:table-cell>
          <table:table-cell table:formula="of:=VLOOKUP([.J30];entries_item_list_3;2)" office:value-type="string" office:string-value="赤紫蘇">
            <text:p>赤紫蘇</text:p>
          </table:table-cell>
          <table:table-cell table:formula="of:=VLOOKUP([.K30];entries_item_list_3;2)" office:value-type="string" office:string-value="生姜">
            <text:p>生姜</text:p>
          </table:table-cell>
          <table:table-cell table:formula="of:=VLOOKUP([.L30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1];&quot;-&quot;;[.F31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H31];entries_item_list_3;2)" office:value-type="float" office:value="0">
            <text:p>#N/A</text:p>
          </table:table-cell>
          <table:table-cell table:formula="of:=LEFT([.E31];1)" office:value-type="string" office:string-value="D">
            <text:p>D</text:p>
          </table:table-cell>
          <table:table-cell table:formula="of:=MID([.E31];2;1)" office:value-type="string" office:string-value="F">
            <text:p>F</text:p>
          </table:table-cell>
          <table:table-cell table:formula="of:=RIGHT([.E31];1)" office:value-type="string" office:string-value="F">
            <text:p>F</text:p>
          </table:table-cell>
          <table:table-cell table:formula="of:=VLOOKUP([.J31];entries_item_list_3;2)" office:value-type="string" office:string-value="赤紫蘇">
            <text:p>赤紫蘇</text:p>
          </table:table-cell>
          <table:table-cell table:formula="of:=VLOOKUP([.K31];entries_item_list_3;2)" office:value-type="string" office:string-value="ディル">
            <text:p>ディル</text:p>
          </table:table-cell>
          <table:table-cell table:formula="of:=VLOOKUP([.L31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2];&quot;-&quot;;[.F32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32];entries_item_list_3;2)" office:value-type="string" office:string-value="ディル">
            <text:p>ディル</text:p>
          </table:table-cell>
          <table:table-cell table:formula="of:=LEFT([.E32];1)" office:value-type="string" office:string-value="D">
            <text:p>D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J32];entries_item_list_3;2)" office:value-type="string" office:string-value="赤紫蘇">
            <text:p>赤紫蘇</text:p>
          </table:table-cell>
          <table:table-cell table:formula="of:=VLOOKUP([.K32];entries_item_list_3;2)" office:value-type="string" office:string-value="ディル">
            <text:p>ディル</text:p>
          </table:table-cell>
          <table:table-cell table:formula="of:=VLOOKUP([.L32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DF-2:1">
            <text:p>DF-2:1</text:p>
          </table:table-cell>
          <table:table-cell office:value-type="string">
            <text:p>F</text:p>
          </table:table-cell>
          <table:table-cell table:formula="of:=VLOOKUP([.H33];entries_item_list_3;2)" office:value-type="string" office:string-value="ディル">
            <text:p>ディル</text:p>
          </table:table-cell>
          <table:table-cell table:formula="of:=LEFT([.E33];1)" office:value-type="string" office:string-value="D">
            <text:p>D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J33];entries_item_list_3;2)" office:value-type="string" office:string-value="赤紫蘇">
            <text:p>赤紫蘇</text:p>
          </table:table-cell>
          <table:table-cell table:formula="of:=VLOOKUP([.K33];entries_item_list_3;2)" office:value-type="string" office:string-value="ディル">
            <text:p>ディル</text:p>
          </table:table-cell>
          <table:table-cell table:formula="of:=VLOOKUP([.L33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DF-2:1">
            <text:p>DF-2:1</text:p>
          </table:table-cell>
          <table:table-cell/>
          <table:table-cell table:formula="of:=VLOOKUP([.H34];entries_item_list_3;2)" office:value-type="float" office:value="0">
            <text:p>#N/A</text:p>
          </table:table-cell>
          <table:table-cell table:formula="of:=LEFT([.E34];1)" office:value-type="string" office:string-value="D">
            <text:p>D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J34];entries_item_list_3;2)" office:value-type="string" office:string-value="赤紫蘇">
            <text:p>赤紫蘇</text:p>
          </table:table-cell>
          <table:table-cell table:formula="of:=VLOOKUP([.K34];entries_item_list_3;2)" office:value-type="string" office:string-value="ディル">
            <text:p>ディル</text:p>
          </table:table-cell>
          <table:table-cell table:formula="of:=VLOOKUP([.L34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table:formula="of:=CONCATENATE([.E35];&quot;-&quot;;[.F35])" office:value-type="string" office:string-value="DG-1:2">
            <text:p>DG-1:2</text:p>
          </table:table-cell>
          <table:table-cell office:value-type="string">
            <text:p>G</text:p>
          </table:table-cell>
          <table:table-cell table:formula="of:=VLOOKUP([.H35];entries_item_list_3;2)" office:value-type="string" office:string-value="セージ">
            <text:p>セージ</text:p>
          </table:table-cell>
          <table:table-cell table:formula="of:=LEFT([.E35];1)" office:value-type="string" office:string-value="D">
            <text:p>D</text:p>
          </table:table-cell>
          <table:table-cell table:formula="of:=MID([.E35];2;1)" office:value-type="string" office:string-value="G">
            <text:p>G</text:p>
          </table:table-cell>
          <table:table-cell table:formula="of:=RIGHT([.E35];1)" office:value-type="string" office:string-value="G">
            <text:p>G</text:p>
          </table:table-cell>
          <table:table-cell table:formula="of:=VLOOKUP([.J35];entries_item_list_3;2)" office:value-type="string" office:string-value="赤紫蘇">
            <text:p>赤紫蘇</text:p>
          </table:table-cell>
          <table:table-cell table:formula="of:=VLOOKUP([.K35];entries_item_list_3;2)" office:value-type="string" office:string-value="セージ">
            <text:p>セージ</text:p>
          </table:table-cell>
          <table:table-cell table:formula="of:=VLOOKUP([.L35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36];&quot;-&quot;;[.F36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36];entries_item_list_3;2)" office:value-type="string" office:string-value="セージ">
            <text:p>セージ</text:p>
          </table:table-cell>
          <table:table-cell table:formula="of:=LEFT([.E36];1)" office:value-type="string" office:string-value="D">
            <text:p>D</text:p>
          </table:table-cell>
          <table:table-cell table:formula="of:=MID([.E36];2;1)" office:value-type="string" office:string-value="G">
            <text:p>G</text:p>
          </table:table-cell>
          <table:table-cell table:formula="of:=RIGHT([.E36];1)" office:value-type="string" office:string-value="G">
            <text:p>G</text:p>
          </table:table-cell>
          <table:table-cell table:formula="of:=VLOOKUP([.J36];entries_item_list_3;2)" office:value-type="string" office:string-value="赤紫蘇">
            <text:p>赤紫蘇</text:p>
          </table:table-cell>
          <table:table-cell table:formula="of:=VLOOKUP([.K36];entries_item_list_3;2)" office:value-type="string" office:string-value="セージ">
            <text:p>セージ</text:p>
          </table:table-cell>
          <table:table-cell table:formula="of:=VLOOKUP([.L3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6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37];&quot;-&quot;;[.F37])" office:value-type="string" office:string-value="DG-2:1">
            <text:p>DG-2:1</text:p>
          </table:table-cell>
          <table:table-cell office:value-type="string">
            <text:p>G</text:p>
          </table:table-cell>
          <table:table-cell table:formula="of:=VLOOKUP([.H37];entries_item_list_3;2)" office:value-type="string" office:string-value="セージ">
            <text:p>セージ</text:p>
          </table:table-cell>
          <table:table-cell table:formula="of:=LEFT([.E37];1)" office:value-type="string" office:string-value="D">
            <text:p>D</text:p>
          </table:table-cell>
          <table:table-cell table:formula="of:=MID([.E37];2;1)" office:value-type="string" office:string-value="G">
            <text:p>G</text:p>
          </table:table-cell>
          <table:table-cell table:formula="of:=RIGHT([.E37];1)" office:value-type="string" office:string-value="G">
            <text:p>G</text:p>
          </table:table-cell>
          <table:table-cell table:formula="of:=VLOOKUP([.J37];entries_item_list_3;2)" office:value-type="string" office:string-value="赤紫蘇">
            <text:p>赤紫蘇</text:p>
          </table:table-cell>
          <table:table-cell table:formula="of:=VLOOKUP([.K37];entries_item_list_3;2)" office:value-type="string" office:string-value="セージ">
            <text:p>セージ</text:p>
          </table:table-cell>
          <table:table-cell table:formula="of:=VLOOKUP([.L37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37]+1" office:value-type="float" office:value="33">
            <text:p>33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37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38];&quot;-&quot;;[.F38])" office:value-type="string" office:string-value="DG-2:1">
            <text:p>DG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 table:formula="of:=LEFT([.E38];1)" office:value-type="string" office:string-value="D">
            <text:p>D</text:p>
          </table:table-cell>
          <table:table-cell table:formula="of:=MID([.E38];2;1)" office:value-type="string" office:string-value="G">
            <text:p>G</text:p>
          </table:table-cell>
          <table:table-cell table:formula="of:=RIGHT([.E38];1)" office:value-type="string" office:string-value="G">
            <text:p>G</text:p>
          </table:table-cell>
          <table:table-cell table:formula="of:=VLOOKUP([.J38];entries_item_list_3;2)" office:value-type="string" office:string-value="赤紫蘇">
            <text:p>赤紫蘇</text:p>
          </table:table-cell>
          <table:table-cell table:formula="of:=VLOOKUP([.K38];entries_item_list_3;2)" office:value-type="string" office:string-value="セージ">
            <text:p>セージ</text:p>
          </table:table-cell>
          <table:table-cell table:formula="of:=VLOOKUP([.L38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39];&quot;-&quot;;[.F39])" office:value-type="string" office:string-value="DX-2:1">
            <text:p>DX-2:1</text:p>
          </table:table-cell>
          <table:table-cell/>
          <table:table-cell table:formula="of:=VLOOKUP([.H39];entries_item_list_3;2)" office:value-type="float" office:value="0">
            <text:p>#N/A</text:p>
          </table:table-cell>
          <table:table-cell table:formula="of:=LEFT([.E39];1)" office:value-type="string" office:string-value="D">
            <text:p>D</text:p>
          </table:table-cell>
          <table:table-cell table:formula="of:=MID([.E39];2;1)" office:value-type="string" office:string-value="X">
            <text:p>X</text:p>
          </table:table-cell>
          <table:table-cell table:formula="of:=RIGHT([.E39];1)" office:value-type="string" office:string-value="X">
            <text:p>X</text:p>
          </table:table-cell>
          <table:table-cell table:formula="of:=VLOOKUP([.J39];entries_item_list_3;2)" office:value-type="string" office:string-value="赤紫蘇">
            <text:p>赤紫蘇</text:p>
          </table:table-cell>
          <table:table-cell table:formula="of:=VLOOKUP([.K39];entries_item_list_3;2)" office:value-type="string" office:string-value="焼酎">
            <text:p>焼酎</text:p>
          </table:table-cell>
          <table:table-cell table:formula="of:=VLOOKUP([.L3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EF-1:2">
            <text:p>EF-1:2</text:p>
          </table:table-cell>
          <table:table-cell office:value-type="string">
            <text:p>F</text:p>
          </table:table-cell>
          <table:table-cell table:formula="of:=VLOOKUP([.H40];entries_item_list_3;2)" office:value-type="string" office:string-value="ディル">
            <text:p>ディル</text:p>
          </table:table-cell>
          <table:table-cell table:formula="of:=LEFT([.E40];1)" office:value-type="string" office:string-value="E">
            <text:p>E</text:p>
          </table:table-cell>
          <table:table-cell table:formula="of:=MID([.E40];2;1)" office:value-type="string" office:string-value="F">
            <text:p>F</text:p>
          </table:table-cell>
          <table:table-cell table:formula="of:=RIGHT([.E40];1)" office:value-type="string" office:string-value="F">
            <text:p>F</text:p>
          </table:table-cell>
          <table:table-cell table:formula="of:=VLOOKUP([.J40];entries_item_list_3;2)" office:value-type="string" office:string-value="生姜">
            <text:p>生姜</text:p>
          </table:table-cell>
          <table:table-cell table:formula="of:=VLOOKUP([.K40];entries_item_list_3;2)" office:value-type="string" office:string-value="ディル">
            <text:p>ディル</text:p>
          </table:table-cell>
          <table:table-cell table:formula="of:=VLOOKUP([.L40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41];&quot;-&quot;;[.F41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41];entries_item_list_3;2)" office:value-type="string" office:string-value="ディル">
            <text:p>ディル</text:p>
          </table:table-cell>
          <table:table-cell table:formula="of:=LEFT([.E41];1)" office:value-type="string" office:string-value="F">
            <text:p>F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J41];entries_item_list_3;2)" office:value-type="string" office:string-value="ディル">
            <text:p>ディル</text:p>
          </table:table-cell>
          <table:table-cell table:formula="of:=VLOOKUP([.K41];entries_item_list_3;2)" office:value-type="string" office:string-value="セージ">
            <text:p>セージ</text:p>
          </table:table-cell>
          <table:table-cell table:formula="of:=VLOOKUP([.L41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table:formula="of:=CONCATENATE([.E42];&quot;-&quot;;[.F42])" office:value-type="string" office:string-value="FG-2:1">
            <text:p>FG-2:1</text:p>
          </table:table-cell>
          <table:table-cell office:value-type="string">
            <text:p>F</text:p>
          </table:table-cell>
          <table:table-cell table:formula="of:=VLOOKUP([.H42];entries_item_list_3;2)" office:value-type="string" office:string-value="ディル">
            <text:p>ディル</text:p>
          </table:table-cell>
          <table:table-cell table:formula="of:=LEFT([.E42];1)" office:value-type="string" office:string-value="F">
            <text:p>F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J42];entries_item_list_3;2)" office:value-type="string" office:string-value="ディル">
            <text:p>ディル</text:p>
          </table:table-cell>
          <table:table-cell table:formula="of:=VLOOKUP([.K42];entries_item_list_3;2)" office:value-type="string" office:string-value="セージ">
            <text:p>セージ</text:p>
          </table:table-cell>
          <table:table-cell table:formula="of:=VLOOKUP([.L42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43];&quot;-&quot;;[.F43])" office:value-type="string" office:string-value="GX-2:1">
            <text:p>GX-2:1</text:p>
          </table:table-cell>
          <table:table-cell/>
          <table:table-cell table:formula="of:=VLOOKUP([.H43];entries_item_list_3;2)" office:value-type="float" office:value="0">
            <text:p>#N/A</text:p>
          </table:table-cell>
          <table:table-cell table:formula="of:=LEFT([.E43];1)" office:value-type="string" office:string-value="G">
            <text:p>G</text:p>
          </table:table-cell>
          <table:table-cell table:formula="of:=MID([.E43];2;1)" office:value-type="string" office:string-value="X">
            <text:p>X</text:p>
          </table:table-cell>
          <table:table-cell table:formula="of:=RIGHT([.E43];1)" office:value-type="string" office:string-value="X">
            <text:p>X</text:p>
          </table:table-cell>
          <table:table-cell table:formula="of:=VLOOKUP([.J43];entries_item_list_3;2)" office:value-type="string" office:string-value="セージ">
            <text:p>セージ</text:p>
          </table:table-cell>
          <table:table-cell table:formula="of:=VLOOKUP([.K43];entries_item_list_3;2)" office:value-type="string" office:string-value="焼酎">
            <text:p>焼酎</text:p>
          </table:table-cell>
          <table:table-cell table:formula="of:=VLOOKUP([.L43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table:formula="of:=CONCATENATE([.E44];&quot;-&quot;;[.F44])" office:value-type="string" office:string-value="GX-2:1">
            <text:p>GX-2:1</text:p>
          </table:table-cell>
          <table:table-cell/>
          <table:table-cell table:formula="of:=VLOOKUP([.H44];entries_item_list_3;2)" office:value-type="float" office:value="0">
            <text:p>#N/A</text:p>
          </table:table-cell>
          <table:table-cell table:formula="of:=LEFT([.E44];1)" office:value-type="string" office:string-value="G">
            <text:p>G</text:p>
          </table:table-cell>
          <table:table-cell table:formula="of:=MID([.E44];2;1)" office:value-type="string" office:string-value="X">
            <text:p>X</text:p>
          </table:table-cell>
          <table:table-cell table:formula="of:=RIGHT([.E44];1)" office:value-type="string" office:string-value="X">
            <text:p>X</text:p>
          </table:table-cell>
          <table:table-cell table:formula="of:=VLOOKUP([.J44];entries_item_list_3;2)" office:value-type="string" office:string-value="セージ">
            <text:p>セージ</text:p>
          </table:table-cell>
          <table:table-cell table:formula="of:=VLOOKUP([.K44];entries_item_list_3;2)" office:value-type="string" office:string-value="焼酎">
            <text:p>焼酎</text:p>
          </table:table-cell>
          <table:table-cell table:formula="of:=VLOOKUP([.L4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44]+1" office:value-type="float" office:value="39">
            <text:p>39</text:p>
          </table:table-cell>
          <table:table-cell office:value-type="date" office:date-value="2021-06-22T00:04:55.45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45];&quot;-&quot;;[.F45])" office:value-type="string" office:string-value="DG-2:1">
            <text:p>DG-2:1</text:p>
          </table:table-cell>
          <table:table-cell office:value-type="string">
            <text:p>D</text:p>
          </table:table-cell>
          <table:table-cell table:formula="of:=VLOOKUP([.H45];entries_item_list_3;2)" office:value-type="string" office:string-value="赤紫蘇">
            <text:p>赤紫蘇</text:p>
          </table:table-cell>
          <table:table-cell table:formula="of:=LEFT([.E45];1)" office:value-type="string" office:string-value="D">
            <text:p>D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J45];entries_item_list_3;2)" office:value-type="string" office:string-value="赤紫蘇">
            <text:p>赤紫蘇</text:p>
          </table:table-cell>
          <table:table-cell table:formula="of:=VLOOKUP([.K45];entries_item_list_3;2)" office:value-type="string" office:string-value="セージ">
            <text:p>セージ</text:p>
          </table:table-cell>
          <table:table-cell table:formula="of:=VLOOKUP([.L4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45]+1" office:value-type="float" office:value="40">
            <text:p>40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5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table:formula="of:=CONCATENATE([.E46];&quot;-&quot;;[.F46])" office:value-type="string" office:string-value="DF-2:1">
            <text:p>DF-2:1</text:p>
          </table:table-cell>
          <table:table-cell office:value-type="string">
            <text:p>?</text:p>
          </table:table-cell>
          <table:table-cell table:formula="of:=VLOOKUP([.H46];entries_item_list_3;2)" office:value-type="float" office:value="0">
            <text:p>#N/A</text:p>
          </table:table-cell>
          <table:table-cell table:formula="of:=LEFT([.E46];1)" office:value-type="string" office:string-value="D">
            <text:p>D</text:p>
          </table:table-cell>
          <table:table-cell table:formula="of:=MID([.E46];2;1)" office:value-type="string" office:string-value="F">
            <text:p>F</text:p>
          </table:table-cell>
          <table:table-cell table:formula="of:=RIGHT([.E46];1)" office:value-type="string" office:string-value="F">
            <text:p>F</text:p>
          </table:table-cell>
          <table:table-cell table:formula="of:=VLOOKUP([.J46];entries_item_list_3;2)" office:value-type="string" office:string-value="赤紫蘇">
            <text:p>赤紫蘇</text:p>
          </table:table-cell>
          <table:table-cell table:formula="of:=VLOOKUP([.K46];entries_item_list_3;2)" office:value-type="string" office:string-value="ディル">
            <text:p>ディル</text:p>
          </table:table-cell>
          <table:table-cell table:formula="of:=VLOOKUP([.L4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formula="of:=[.A46]+1" office:value-type="float" office:value="41">
            <text:p>41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table:formula="of:=CONCATENATE([.E47];&quot;-&quot;;[.F47])" office:value-type="string" office:string-value="AG-2:1">
            <text:p>AG-2:1</text:p>
          </table:table-cell>
          <table:table-cell office:value-type="string">
            <text:p>A</text:p>
          </table:table-cell>
          <table:table-cell table:formula="of:=VLOOKUP([.H47];entries_item_list_3;2)" office:value-type="string" office:string-value="スペアミント">
            <text:p>スペアミント</text:p>
          </table:table-cell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table:formula="of:=VLOOKUP([.K47];entries_item_list_3;2)" office:value-type="string" office:string-value="セージ">
            <text:p>セージ</text:p>
          </table:table-cell>
          <table:table-cell table:formula="of:=VLOOKUP([.L47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2">
          <table:table-cell table:formula="of:=[.A47]+1" office:value-type="float" office:value="42">
            <text:p>42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48];&quot;-&quot;;[.F48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48];entries_item_list_3;2)" office:value-type="string" office:string-value="スペアミント">
            <text:p>スペアミント</text:p>
          </table:table-cell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D">
            <text:p>D</text:p>
          </table:table-cell>
          <table:table-cell table:formula="of:=RIGHT([.E48];1)" office:value-type="string" office:string-value="D">
            <text:p>D</text:p>
          </table:table-cell>
          <table:table-cell table:formula="of:=VLOOKUP([.J48];entries_item_list_3;2)" office:value-type="string" office:string-value="スペアミント">
            <text:p>スペアミント</text:p>
          </table:table-cell>
          <table:table-cell table:formula="of:=VLOOKUP([.K48];entries_item_list_3;2)" office:value-type="string" office:string-value="赤紫蘇">
            <text:p>赤紫蘇</text:p>
          </table:table-cell>
          <table:table-cell table:formula="of:=VLOOKUP([.L48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formula="of:=[.A48]+1" office:value-type="float" office:value="43">
            <text:p>43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3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49];&quot;-&quot;;[.F49])" office:value-type="string" office:string-value="AH-1:2">
            <text:p>AH-1:2</text:p>
          </table:table-cell>
          <table:table-cell office:value-type="string">
            <text:p>H</text:p>
          </table:table-cell>
          <table:table-cell table:formula="of:=VLOOKUP([.H49];entries_item_list_3;2)" office:value-type="string" office:string-value="チャービル">
            <text:p>チャービル</text:p>
          </table:table-cell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J49];entries_item_list_3;2)" office:value-type="string" office:string-value="スペアミント">
            <text:p>スペアミント</text:p>
          </table:table-cell>
          <table:table-cell table:formula="of:=VLOOKUP([.K49];entries_item_list_3;2)" office:value-type="string" office:string-value="チャービル">
            <text:p>チャービル</text:p>
          </table:table-cell>
          <table:table-cell table:formula="of:=VLOOKUP([.L4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2">
          <table:table-cell/>
          <table:table-cell office:value-type="date" office:date-value="2021-06-22T01:02:36.29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table:formula="of:=CONCATENATE([.E50];&quot;-&quot;;[.F50])" office:value-type="string" office:string-value="AF-1:1">
            <text:p>AF-1:1</text:p>
          </table:table-cell>
          <table:table-cell office:value-type="string">
            <text:p>A</text:p>
          </table:table-cell>
          <table:table-cell table:formula="of:=VLOOKUP([.H50];entries_item_list_3;2)" office:value-type="string" office:string-value="スペアミント">
            <text:p>スペアミント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F">
            <text:p>F</text:p>
          </table:table-cell>
          <table:table-cell table:formula="of:=RIGHT([.E50];1)" office:value-type="string" office:string-value="F">
            <text:p>F</text:p>
          </table:table-cell>
          <table:table-cell table:formula="of:=VLOOKUP([.J50];entries_item_list_3;2)" office:value-type="string" office:string-value="スペアミント">
            <text:p>スペアミント</text:p>
          </table:table-cell>
          <table:table-cell table:formula="of:=VLOOKUP([.K50];entries_item_list_3;2)" office:value-type="string" office:string-value="ディル">
            <text:p>ディル</text:p>
          </table:table-cell>
          <table:table-cell table:formula="of:=VLOOKUP([.L50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1];&quot;-&quot;;[.F51])" office:value-type="string" office:string-value="-">
            <text:p>-</text:p>
          </table:table-cell>
          <table:table-cell/>
          <table:table-cell table:formula="of:=VLOOKUP([.H51];entries_item_list_3;2)" office:value-type="float" office:value="0">
            <text:p>#N/A</text:p>
          </table:table-cell>
          <table:table-cell table:formula="of:=LEFT([.E51];1)">
            <text:p/>
          </table:table-cell>
          <table:table-cell table:formula="of:=MID([.E51];2;1)">
            <text:p/>
          </table:table-cell>
          <table:table-cell table:formula="of:=RIGHT([.E51];1)">
            <text:p/>
          </table:table-cell>
          <table:table-cell table:formula="of:=VLOOKUP([.J51];entries_item_list_3;2)" office:value-type="float" office:value="0">
            <text:p>#N/A</text:p>
          </table:table-cell>
          <table:table-cell table:formula="of:=VLOOKUP([.K51];entries_item_list_3;2)" office:value-type="float" office:value="0">
            <text:p>#N/A</text:p>
          </table:table-cell>
          <table:table-cell table:formula="of:=VLOOKUP([.L5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2];&quot;-&quot;;[.F52])" office:value-type="string" office:string-value="-">
            <text:p>-</text:p>
          </table:table-cell>
          <table:table-cell/>
          <table:table-cell table:formula="of:=VLOOKUP([.H52];entries_item_list_3;2)" office:value-type="float" office:value="0">
            <text:p>#N/A</text:p>
          </table:table-cell>
          <table:table-cell table:formula="of:=LEFT([.E52];1)">
            <text:p/>
          </table:table-cell>
          <table:table-cell table:formula="of:=MID([.E52];2;1)">
            <text:p/>
          </table:table-cell>
          <table:table-cell table:formula="of:=RIGHT([.E52];1)">
            <text:p/>
          </table:table-cell>
          <table:table-cell table:formula="of:=VLOOKUP([.J52];entries_item_list_3;2)" office:value-type="float" office:value="0">
            <text:p>#N/A</text:p>
          </table:table-cell>
          <table:table-cell table:formula="of:=VLOOKUP([.K52];entries_item_list_3;2)" office:value-type="float" office:value="0">
            <text:p>#N/A</text:p>
          </table:table-cell>
          <table:table-cell table:formula="of:=VLOOKUP([.L5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3];&quot;-&quot;;[.F53])" office:value-type="string" office:string-value="-">
            <text:p>-</text:p>
          </table:table-cell>
          <table:table-cell/>
          <table:table-cell table:formula="of:=VLOOKUP([.H53];entries_item_list_3;2)" office:value-type="float" office:value="0">
            <text:p>#N/A</text:p>
          </table:table-cell>
          <table:table-cell table:formula="of:=LEFT([.E53];1)">
            <text:p/>
          </table:table-cell>
          <table:table-cell table:formula="of:=MID([.E53];2;1)">
            <text:p/>
          </table:table-cell>
          <table:table-cell table:formula="of:=RIGHT([.E53];1)">
            <text:p/>
          </table:table-cell>
          <table:table-cell table:formula="of:=VLOOKUP([.J53];entries_item_list_3;2)" office:value-type="float" office:value="0">
            <text:p>#N/A</text:p>
          </table:table-cell>
          <table:table-cell table:formula="of:=VLOOKUP([.K53];entries_item_list_3;2)" office:value-type="float" office:value="0">
            <text:p>#N/A</text:p>
          </table:table-cell>
          <table:table-cell table:formula="of:=VLOOKUP([.L5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4];&quot;-&quot;;[.F54])" office:value-type="string" office:string-value="-">
            <text:p>-</text:p>
          </table:table-cell>
          <table:table-cell/>
          <table:table-cell table:formula="of:=VLOOKUP([.H54];entries_item_list_3;2)" office:value-type="float" office:value="0">
            <text:p>#N/A</text:p>
          </table:table-cell>
          <table:table-cell table:formula="of:=LEFT([.E54];1)">
            <text:p/>
          </table:table-cell>
          <table:table-cell table:formula="of:=MID([.E54];2;1)">
            <text:p/>
          </table:table-cell>
          <table:table-cell table:formula="of:=RIGHT([.E54];1)">
            <text:p/>
          </table:table-cell>
          <table:table-cell table:formula="of:=VLOOKUP([.J54];entries_item_list_3;2)" office:value-type="float" office:value="0">
            <text:p>#N/A</text:p>
          </table:table-cell>
          <table:table-cell table:formula="of:=VLOOKUP([.K54];entries_item_list_3;2)" office:value-type="float" office:value="0">
            <text:p>#N/A</text:p>
          </table:table-cell>
          <table:table-cell table:formula="of:=VLOOKUP([.L5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5];&quot;-&quot;;[.F55])" office:value-type="string" office:string-value="-">
            <text:p>-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 table:formula="of:=LEFT([.E55];1)">
            <text:p/>
          </table:table-cell>
          <table:table-cell table:formula="of:=MID([.E55];2;1)">
            <text:p/>
          </table:table-cell>
          <table:table-cell table:formula="of:=RIGHT([.E55];1)">
            <text:p/>
          </table:table-cell>
          <table:table-cell table:formula="of:=VLOOKUP([.J55];entries_item_list_3;2)" office:value-type="float" office:value="0">
            <text:p>#N/A</text:p>
          </table:table-cell>
          <table:table-cell table:formula="of:=VLOOKUP([.K55];entries_item_list_3;2)" office:value-type="float" office:value="0">
            <text:p>#N/A</text:p>
          </table:table-cell>
          <table:table-cell table:formula="of:=VLOOKUP([.L5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6];&quot;-&quot;;[.F56])" office:value-type="string" office:string-value="-">
            <text:p>-</text:p>
          </table:table-cell>
          <table:table-cell/>
          <table:table-cell table:formula="of:=VLOOKUP([.H56];entries_item_list_3;2)" office:value-type="float" office:value="0">
            <text:p>#N/A</text:p>
          </table:table-cell>
          <table:table-cell table:formula="of:=LEFT([.E56];1)">
            <text:p/>
          </table:table-cell>
          <table:table-cell table:formula="of:=MID([.E56];2;1)">
            <text:p/>
          </table:table-cell>
          <table:table-cell table:formula="of:=RIGHT([.E56];1)">
            <text:p/>
          </table:table-cell>
          <table:table-cell table:formula="of:=VLOOKUP([.J56];entries_item_list_3;2)" office:value-type="float" office:value="0">
            <text:p>#N/A</text:p>
          </table:table-cell>
          <table:table-cell table:formula="of:=VLOOKUP([.K56];entries_item_list_3;2)" office:value-type="float" office:value="0">
            <text:p>#N/A</text:p>
          </table:table-cell>
          <table:table-cell table:formula="of:=VLOOKUP([.L5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7];&quot;-&quot;;[.F57])" office:value-type="string" office:string-value="-">
            <text:p>-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 table:formula="of:=LEFT([.E57];1)">
            <text:p/>
          </table:table-cell>
          <table:table-cell table:formula="of:=MID([.E57];2;1)">
            <text:p/>
          </table:table-cell>
          <table:table-cell table:formula="of:=RIGHT([.E57];1)">
            <text:p/>
          </table:table-cell>
          <table:table-cell table:formula="of:=VLOOKUP([.J57];entries_item_list_3;2)" office:value-type="float" office:value="0">
            <text:p>#N/A</text:p>
          </table:table-cell>
          <table:table-cell table:formula="of:=VLOOKUP([.K57];entries_item_list_3;2)" office:value-type="float" office:value="0">
            <text:p>#N/A</text:p>
          </table:table-cell>
          <table:table-cell table:formula="of:=VLOOKUP([.L5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8];&quot;-&quot;;[.F58])" office:value-type="string" office:string-value="-">
            <text:p>-</text:p>
          </table:table-cell>
          <table:table-cell/>
          <table:table-cell table:formula="of:=VLOOKUP([.H58];entries_item_list_3;2)" office:value-type="float" office:value="0">
            <text:p>#N/A</text:p>
          </table:table-cell>
          <table:table-cell table:formula="of:=LEFT([.E58];1)">
            <text:p/>
          </table:table-cell>
          <table:table-cell table:formula="of:=MID([.E58];2;1)">
            <text:p/>
          </table:table-cell>
          <table:table-cell table:formula="of:=RIGHT([.E58];1)">
            <text:p/>
          </table:table-cell>
          <table:table-cell table:formula="of:=VLOOKUP([.J58];entries_item_list_3;2)" office:value-type="float" office:value="0">
            <text:p>#N/A</text:p>
          </table:table-cell>
          <table:table-cell table:formula="of:=VLOOKUP([.K58];entries_item_list_3;2)" office:value-type="float" office:value="0">
            <text:p>#N/A</text:p>
          </table:table-cell>
          <table:table-cell table:formula="of:=VLOOKUP([.L5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59];&quot;-&quot;;[.F59])" office:value-type="string" office:string-value="-">
            <text:p>-</text:p>
          </table:table-cell>
          <table:table-cell/>
          <table:table-cell table:formula="of:=VLOOKUP([.H59];entries_item_list_3;2)" office:value-type="float" office:value="0">
            <text:p>#N/A</text:p>
          </table:table-cell>
          <table:table-cell table:formula="of:=LEFT([.E59];1)">
            <text:p/>
          </table:table-cell>
          <table:table-cell table:formula="of:=MID([.E59];2;1)">
            <text:p/>
          </table:table-cell>
          <table:table-cell table:formula="of:=RIGHT([.E59];1)">
            <text:p/>
          </table:table-cell>
          <table:table-cell table:formula="of:=VLOOKUP([.J59];entries_item_list_3;2)" office:value-type="float" office:value="0">
            <text:p>#N/A</text:p>
          </table:table-cell>
          <table:table-cell table:formula="of:=VLOOKUP([.K59];entries_item_list_3;2)" office:value-type="float" office:value="0">
            <text:p>#N/A</text:p>
          </table:table-cell>
          <table:table-cell table:formula="of:=VLOOKUP([.L5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0];&quot;-&quot;;[.F60])" office:value-type="string" office:string-value="-">
            <text:p>-</text:p>
          </table:table-cell>
          <table:table-cell/>
          <table:table-cell table:formula="of:=VLOOKUP([.H60];entries_item_list_3;2)" office:value-type="float" office:value="0">
            <text:p>#N/A</text:p>
          </table:table-cell>
          <table:table-cell table:formula="of:=LEFT([.E60];1)">
            <text:p/>
          </table:table-cell>
          <table:table-cell table:formula="of:=MID([.E60];2;1)">
            <text:p/>
          </table:table-cell>
          <table:table-cell table:formula="of:=RIGHT([.E60];1)">
            <text:p/>
          </table:table-cell>
          <table:table-cell table:formula="of:=VLOOKUP([.J60];entries_item_list_3;2)" office:value-type="float" office:value="0">
            <text:p>#N/A</text:p>
          </table:table-cell>
          <table:table-cell table:formula="of:=VLOOKUP([.K60];entries_item_list_3;2)" office:value-type="float" office:value="0">
            <text:p>#N/A</text:p>
          </table:table-cell>
          <table:table-cell table:formula="of:=VLOOKUP([.L6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1];&quot;-&quot;;[.F61])" office:value-type="string" office:string-value="-">
            <text:p>-</text:p>
          </table:table-cell>
          <table:table-cell/>
          <table:table-cell table:formula="of:=VLOOKUP([.H61];entries_item_list_3;2)" office:value-type="float" office:value="0">
            <text:p>#N/A</text:p>
          </table:table-cell>
          <table:table-cell table:formula="of:=LEFT([.E61];1)">
            <text:p/>
          </table:table-cell>
          <table:table-cell table:formula="of:=MID([.E61];2;1)">
            <text:p/>
          </table:table-cell>
          <table:table-cell table:formula="of:=RIGHT([.E61];1)">
            <text:p/>
          </table:table-cell>
          <table:table-cell table:formula="of:=VLOOKUP([.J61];entries_item_list_3;2)" office:value-type="float" office:value="0">
            <text:p>#N/A</text:p>
          </table:table-cell>
          <table:table-cell table:formula="of:=VLOOKUP([.K61];entries_item_list_3;2)" office:value-type="float" office:value="0">
            <text:p>#N/A</text:p>
          </table:table-cell>
          <table:table-cell table:formula="of:=VLOOKUP([.L6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2];&quot;-&quot;;[.F62])" office:value-type="string" office:string-value="-">
            <text:p>-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 table:formula="of:=LEFT([.E62];1)">
            <text:p/>
          </table:table-cell>
          <table:table-cell table:formula="of:=MID([.E62];2;1)">
            <text:p/>
          </table:table-cell>
          <table:table-cell table:formula="of:=RIGHT([.E62];1)">
            <text:p/>
          </table:table-cell>
          <table:table-cell table:formula="of:=VLOOKUP([.J62];entries_item_list_3;2)" office:value-type="float" office:value="0">
            <text:p>#N/A</text:p>
          </table:table-cell>
          <table:table-cell table:formula="of:=VLOOKUP([.K62];entries_item_list_3;2)" office:value-type="float" office:value="0">
            <text:p>#N/A</text:p>
          </table:table-cell>
          <table:table-cell table:formula="of:=VLOOKUP([.L6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3];&quot;-&quot;;[.F63])" office:value-type="string" office:string-value="-">
            <text:p>-</text:p>
          </table:table-cell>
          <table:table-cell/>
          <table:table-cell table:formula="of:=VLOOKUP([.H63];entries_item_list_3;2)" office:value-type="float" office:value="0">
            <text:p>#N/A</text:p>
          </table:table-cell>
          <table:table-cell table:formula="of:=LEFT([.E63];1)">
            <text:p/>
          </table:table-cell>
          <table:table-cell table:formula="of:=MID([.E63];2;1)">
            <text:p/>
          </table:table-cell>
          <table:table-cell table:formula="of:=RIGHT([.E63];1)">
            <text:p/>
          </table:table-cell>
          <table:table-cell table:formula="of:=VLOOKUP([.J63];entries_item_list_3;2)" office:value-type="float" office:value="0">
            <text:p>#N/A</text:p>
          </table:table-cell>
          <table:table-cell table:formula="of:=VLOOKUP([.K63];entries_item_list_3;2)" office:value-type="float" office:value="0">
            <text:p>#N/A</text:p>
          </table:table-cell>
          <table:table-cell table:formula="of:=VLOOKUP([.L6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4];&quot;-&quot;;[.F64])" office:value-type="string" office:string-value="-">
            <text:p>-</text:p>
          </table:table-cell>
          <table:table-cell/>
          <table:table-cell table:formula="of:=VLOOKUP([.H64];entries_item_list_3;2)" office:value-type="float" office:value="0">
            <text:p>#N/A</text:p>
          </table:table-cell>
          <table:table-cell table:formula="of:=LEFT([.E64];1)">
            <text:p/>
          </table:table-cell>
          <table:table-cell table:formula="of:=MID([.E64];2;1)">
            <text:p/>
          </table:table-cell>
          <table:table-cell table:formula="of:=RIGHT([.E64];1)">
            <text:p/>
          </table:table-cell>
          <table:table-cell table:formula="of:=VLOOKUP([.J64];entries_item_list_3;2)" office:value-type="float" office:value="0">
            <text:p>#N/A</text:p>
          </table:table-cell>
          <table:table-cell table:formula="of:=VLOOKUP([.K64];entries_item_list_3;2)" office:value-type="float" office:value="0">
            <text:p>#N/A</text:p>
          </table:table-cell>
          <table:table-cell table:formula="of:=VLOOKUP([.L6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number-columns-repeated="4"/>
          <table:table-cell table:number-columns-repeated="2"/>
          <table:table-cell table:formula="of:=CONCATENATE([.E65];&quot;-&quot;;[.F65])" office:value-type="string" office:string-value="-">
            <text:p>-</text:p>
          </table:table-cell>
          <table:table-cell/>
          <table:table-cell table:formula="of:=VLOOKUP([.H65];entries_item_list_3;2)" office:value-type="float" office:value="0">
            <text:p>#N/A</text:p>
          </table:table-cell>
          <table:table-cell table:formula="of:=LEFT([.E65];1)">
            <text:p/>
          </table:table-cell>
          <table:table-cell table:formula="of:=MID([.E65];2;1)">
            <text:p/>
          </table:table-cell>
          <table:table-cell table:formula="of:=RIGHT([.E65];1)">
            <text:p/>
          </table:table-cell>
          <table:table-cell table:formula="of:=VLOOKUP([.J65];entries_item_list_3;2)" office:value-type="float" office:value="0">
            <text:p>#N/A</text:p>
          </table:table-cell>
          <table:table-cell table:formula="of:=VLOOKUP([.K65];entries_item_list_3;2)" office:value-type="float" office:value="0">
            <text:p>#N/A</text:p>
          </table:table-cell>
          <table:table-cell table:formula="of:=VLOOKUP([.L6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2T01:10:41.83">
            <text:p>2021/6/22 1:10</text:p>
          </table:table-cell>
          <table:table-cell table:style-name="ce6" table:formula="of:=NOW()" office:value-type="date" office:date-value="2021-06-22T01:10:41.83">
            <text:p>2021/6/22 1:10</text:p>
          </table:table-cell>
          <table:table-cell table:number-columns-repeated="3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6-22T01:10:41.83">
            <text:p>2021/6/22 1:10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8"/>
        </table:table-row>
        <table:table-row table:style-name="ro4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D</text:p>
          </table:table-cell>
          <table:table-cell table:style-name="ce10" table:formula="of:=CONCATENATE([.I69];[.J69])" office:value-type="string" office:string-value="AD">
            <text:p>AD</text:p>
          </table:table-cell>
          <table:table-cell table:style-name="ce10" table:formula="of:=COUNTIF([.$E$2:.$E$57];[.K69])" office:value-type="float" office:value="4">
            <text:p>4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E</text:p>
          </table:table-cell>
          <table:table-cell table:style-name="ce10" table:formula="of:=CONCATENATE([.I70];[.J70])" office:value-type="string" office:string-value="AE">
            <text:p>AE</text:p>
          </table:table-cell>
          <table:table-cell table:style-name="ce10" table:formula="of:=COUNTIF([.$E$2:.$E$57];[.K70])" office:value-type="float" office:value="0">
            <text:p>0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F</text:p>
          </table:table-cell>
          <table:table-cell table:style-name="ce10" table:formula="of:=CONCATENATE([.I71];[.J71])" office:value-type="string" office:string-value="AF">
            <text:p>AF</text:p>
          </table:table-cell>
          <table:table-cell table:style-name="ce10" table:formula="of:=COUNTIF([.$E$2:.$E$57];[.K71])" office:value-type="float" office:value="1">
            <text:p>1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G</text:p>
          </table:table-cell>
          <table:table-cell table:style-name="ce10" table:formula="of:=CONCATENATE([.I72];[.J72])" office:value-type="string" office:string-value="AG">
            <text:p>AG</text:p>
          </table:table-cell>
          <table:table-cell table:style-name="ce10" table:formula="of:=COUNTIF([.$E$2:.$E$57];[.K72])" office:value-type="float" office:value="3">
            <text:p>3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H</text:p>
          </table:table-cell>
          <table:table-cell table:style-name="ce10" table:formula="of:=CONCATENATE([.I73];[.J73])" office:value-type="string" office:string-value="AH">
            <text:p>AH</text:p>
          </table:table-cell>
          <table:table-cell table:style-name="ce10" table:formula="of:=COUNTIF([.$E$2:.$E$57];[.K73])" office:value-type="float" office:value="2">
            <text:p>2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E</text:p>
          </table:table-cell>
          <table:table-cell table:style-name="ce10" table:formula="of:=CONCATENATE([.I74];[.J74])" office:value-type="string" office:string-value="DE">
            <text:p>DE</text:p>
          </table:table-cell>
          <table:table-cell table:style-name="ce10" table:formula="of:=COUNTIF([.$E$2:.$E$57];[.K74])" office:value-type="float" office:value="1">
            <text:p>1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F</text:p>
          </table:table-cell>
          <table:table-cell table:style-name="ce10" table:formula="of:=CONCATENATE([.I75];[.J75])" office:value-type="string" office:string-value="DF">
            <text:p>DF</text:p>
          </table:table-cell>
          <table:table-cell table:style-name="ce10" table:formula="of:=COUNTIF([.$E$2:.$E$57];[.K75])" office:value-type="float" office:value="5">
            <text:p>5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G</text:p>
          </table:table-cell>
          <table:table-cell table:style-name="ce10" table:formula="of:=CONCATENATE([.I76];[.J76])" office:value-type="string" office:string-value="DG">
            <text:p>DG</text:p>
          </table:table-cell>
          <table:table-cell table:style-name="ce10" table:formula="of:=COUNTIF([.$E$2:.$E$57];[.K76])" office:value-type="float" office:value="5">
            <text:p>5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H</text:p>
          </table:table-cell>
          <table:table-cell table:style-name="ce10" table:formula="of:=CONCATENATE([.I77];[.J77])" office:value-type="string" office:string-value="DH">
            <text:p>DH</text:p>
          </table:table-cell>
          <table:table-cell table:style-name="ce10" table:formula="of:=COUNTIF([.$E$2:.$E$57];[.K77])" office:value-type="float" office:value="0">
            <text:p>0</text:p>
          </table:table-cell>
          <table:table-cell table:style-name="Default" table:number-columns-repeated="6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79])" office:value-type="float" office:value="9">
            <text:p>9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80])" office:value-type="float" office:value="3">
            <text:p>3</text:p>
          </table:table-cell>
          <table:table-cell table:style-name="Default" table:number-columns-repeated="11"/>
        </table:table-row>
        <table:table-row table:style-name="ro4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81])" office:value-type="float" office:value="2">
            <text:p>2</text:p>
          </table:table-cell>
          <table:table-cell table:style-name="Default" table:number-columns-repeated="11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2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3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2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2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6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3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number-columns-repeated="12"/>
          <table:table-cell office:value-type="string">
            <text:p>*</text:p>
          </table:table-cell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2T01:10:42.83">
            <text:p>2021/6/22 1:10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6-22T01:10:42.83">
            <text:p>2021/6/22 1:10</text:p>
          </table:table-cell>
          <table:table-cell office:value-type="string">
            <text:p>*</text:p>
          </table:table-cell>
        </table:table-row>
        <table:table-row table:style-name="ro4" table:number-rows-repeated="2">
          <table:table-cell table:style-name="Default" table:number-columns-repeated="13"/>
        </table:table-row>
        <table:table-row table:style-name="ro4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4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2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3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3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3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3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3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3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3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3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3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3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3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3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3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3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3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3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3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3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3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3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2">
          <table:table-cell table:style-name="ce6" office:value-type="string">
            <text:p>*</text:p>
          </table:table-cell>
          <table:table-cell table:style-name="ce6" table:formula="of:=NOW()" office:value-type="date" office:date-value="2021-06-22T01:10:42.83">
            <text:p>2021/6/22 1:10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2T01:10:42.83">
            <text:p>2021/6/22 1:10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4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3" table:default-cell-style-name="ce58"/>
        <table:table-column table:style-name="co1" table:default-cell-style-name="ce57"/>
        <table:table-column table:style-name="co14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3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3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3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6-22T01:10:42.85">
            <text:p>2021/6/22 1:10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'4'.$B$40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69:.$G$77"/>
      </table:named-expressions>
      <table:database-ranges>
        <table:database-range table:target-range-address="list_3.A2:list_3.AMJ44" table:contains-header="false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2">2021/06/22</text:date>, <text:time>01:10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6-22T01:10:42.58</dc:date>
    <dc:creator>iwabuchi ken</dc:creator>
    <meta:editing-duration>PT17H23M17S</meta:editing-duration>
    <meta:editing-cycles>216</meta:editing-cycles>
    <meta:generator>OpenOffice/4.1.3$Win32 OpenOffice.org_project/413m1$Build-9783</meta:generator>
    <meta:document-statistic meta:table-count="6" meta:cell-count="1761" meta:object-count="0"/>
  </office:meta>
</office:document-meta>
</file>